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NamespaceContextWrapper.setNamespaceContext( javax . xml . namespace . Namespac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PNamespaceContextWrapper.get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push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XPNamespaceContextWrapper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DeclaredPrefix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Declared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DeclaredPrefix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All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setDeclaredPrefixes( List 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URI(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PNamespaceContextWrapper.declare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getPrefix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XPNamespaceContextWrapper.JAXPNamespaceContextWrapp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amespaceContextWrapper.setSymbolTable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